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8">
      <style:paragraph-properties fo:margin-top="0in" fo:margin-bottom="0in" style:contextual-spacing="false"/>
      <style:text-properties style:font-name="Brix Slab Regular"/>
    </style:style>
    <style:style style:name="P25" style:family="paragraph" style:parent-style-name="Text_20_body" style:list-style-name="L8">
      <style:text-properties style:font-name="Brix Slab Regular"/>
    </style:style>
    <style:style style:name="P26" style:family="paragraph" style:parent-style-name="Text_20_body" style:list-style-name="L10">
      <style:paragraph-properties fo:margin-top="0in" fo:margin-bottom="0in" style:contextual-spacing="false"/>
      <style:text-properties style:font-name="Brix Slab Regular"/>
    </style:style>
    <style:style style:name="P27" style:family="paragraph" style:parent-style-name="Text_20_body" style:list-style-name="L10">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das </text:span><text:span text:style-name="Strong_20_Emphasis"><text:span text:style-name="T1">senseBox OLED Display</text:span></text:span><text:span text:style-name="T1"> ist ein Anzeigemodul, das speziell für die senseBox-Plattform entwickelt wurde. Es basiert auf einem OLED-Display (Organic Light Emitting Diode), das sich durch hohen Kontrast, geringen Stromverbrauch und schnelle Reaktionszeiten auszeichnet. Das Display wird in Umweltüberwachungsprojekten, Bildungsprojekten und anderen Anwendungen verwendet, bei denen eine visuelle Darstellung von Daten erforderlich ist.</text:span></text:p>
      <text:h text:style-name="P2" text:outline-level="3">Ausführliches Datenblatt für das senseBox OLED Display</text:h>
      <text:h text:style-name="P3" text:outline-level="4">Allgemeine Informationen</text:h>
      <text:list xml:id="list3971399877" text:style-name="L1">
        <text:list-item>
          <text:p text:style-name="P7"><text:span text:style-name="Strong_20_Emphasis"><text:span text:style-name="T1">Produktname:</text:span></text:span><text:span text:style-name="T1"> senseBox OLED Display</text:span></text:p>
        </text:list-item>
        <text:list-item>
          <text:p text:style-name="P7"><text:span text:style-name="Strong_20_Emphasis"><text:span text:style-name="T1">Displaytyp:</text:span></text:span><text:span text:style-name="T1"> OLED (Organic Light Emitting Diode)</text:span></text:p>
        </text:list-item>
        <text:list-item>
          <text:p text:style-name="P6"><text:span text:style-name="Strong_20_Emphasis"><text:span text:style-name="T1">Anwendungsbereiche:</text:span></text:span><text:span text:style-name="T1"> Datenanzeige, Umweltüberwachung, Bildung, IoT-Projekte</text:span></text:p>
        </text:list-item>
      </text:list>
      <text:h text:style-name="P3" text:outline-level="4">Technische Spezifikationen</text:h>
      <text:h text:style-name="P4" text:outline-level="5">Display-Eigenschaften</text:h>
      <text:list xml:id="list2598469344" text:style-name="L2">
        <text:list-item>
          <text:p text:style-name="P9"><text:span text:style-name="Strong_20_Emphasis"><text:span text:style-name="T1">Bildschirmgröße:</text:span></text:span><text:span text:style-name="T1"> 1.3 Zoll</text:span></text:p>
        </text:list-item>
        <text:list-item>
          <text:p text:style-name="P9"><text:span text:style-name="Strong_20_Emphasis"><text:span text:style-name="T1">Auflösung:</text:span></text:span><text:span text:style-name="T1"> 128 x 64 Pixel</text:span></text:p>
        </text:list-item>
        <text:list-item>
          <text:p text:style-name="P9"><text:span text:style-name="Strong_20_Emphasis"><text:span text:style-name="T1">Farbtiefe:</text:span></text:span><text:span text:style-name="T1"> Monochrom (einfarbig, typischerweise weiß)</text:span></text:p>
        </text:list-item>
        <text:list-item>
          <text:p text:style-name="P9"><text:span text:style-name="Strong_20_Emphasis"><text:span text:style-name="T1">Kontrastverhältnis:</text:span></text:span><text:span text:style-name="T1"> Sehr hoch, typisch für OLED-Displays</text:span></text:p>
        </text:list-item>
        <text:list-item>
          <text:p text:style-name="P8"><text:span text:style-name="Strong_20_Emphasis"><text:span text:style-name="T1">Betrachtungswinkel:</text:span></text:span><text:span text:style-name="T1"> Nahezu 180 Grad</text:span></text:p>
        </text:list-item>
      </text:list>
      <text:h text:style-name="P4" text:outline-level="5">Elektrische Eigenschaften</text:h>
      <text:list xml:id="list3798096634" text:style-name="L3">
        <text:list-item>
          <text:p text:style-name="P11"><text:span text:style-name="Strong_20_Emphasis"><text:span text:style-name="T1">Betriebsspannung:</text:span></text:span><text:span text:style-name="T1"> 3.3V bis 5V (kompatibel mit senseBox MCU)</text:span></text:p>
        </text:list-item>
        <text:list-item>
          <text:p text:style-name="P11"><text:span text:style-name="Strong_20_Emphasis"><text:span text:style-name="T1">Stromverbrauch:</text:span></text:span></text:p>
          <text:list>
            <text:list-item>
              <text:p text:style-name="P11"><text:span text:style-name="Strong_20_Emphasis"><text:span text:style-name="T1">Betriebsmodus:</text:span></text:span><text:span text:style-name="T1"> Sehr gering, typischerweise &lt; 20 mA</text:span></text:p>
            </text:list-item>
            <text:list-item>
              <text:p text:style-name="P10"><text:span text:style-name="Strong_20_Emphasis"><text:span text:style-name="T1">Abhängig von der Anzahl der beleuchteten Pixel</text:span></text:span></text:p>
            </text:list-item>
          </text:list>
        </text:list-item>
      </text:list>
      <text:h text:style-name="P4" text:outline-level="5">Schnittstellen und Kommunikation</text:h>
      <text:list xml:id="list3742127820" text:style-name="L4">
        <text:list-item>
          <text:p text:style-name="P13"><text:span text:style-name="Strong_20_Emphasis"><text:span text:style-name="T1">Kommunikationsschnittstelle:</text:span></text:span><text:span text:style-name="T1"> I2C (Inter-Integrated Circuit)</text:span></text:p>
        </text:list-item>
        <text:list-item>
          <text:p text:style-name="P13"><text:span text:style-name="Strong_20_Emphasis"><text:span text:style-name="T1">Standard-I2C-Adresse:</text:span></text:span><text:span text:style-name="T1"> 0x3C (kann je nach Bibliothek konfiguriert werden)</text:span></text:p>
        </text:list-item>
        <text:list-item>
          <text:p text:style-name="P13"><text:span text:style-name="Strong_20_Emphasis"><text:span text:style-name="T1">Pinbelegung:</text:span></text:span></text:p>
          <text:list>
            <text:list-item>
              <text:p text:style-name="P13"><text:span text:style-name="Strong_20_Emphasis"><text:span text:style-name="T1">VCC:</text:span></text:span><text:span text:style-name="T1"> Versorgungsspannung</text:span></text:p>
            </text:list-item>
            <text:list-item>
              <text:p text:style-name="P13"><text:span text:style-name="Strong_20_Emphasis"><text:span text:style-name="T1">GND:</text:span></text:span><text:span text:style-name="T1"> Masse</text:span></text:p>
            </text:list-item>
            <text:list-item>
              <text:p text:style-name="P13"><text:span text:style-name="Strong_20_Emphasis"><text:span text:style-name="T1">SCL:</text:span></text:span><text:span text:style-name="T1"> I2C-Taktleitung</text:span></text:p>
            </text:list-item>
            <text:list-item>
              <text:p text:style-name="P12"><text:span text:style-name="Strong_20_Emphasis"><text:span text:style-name="T1">SDA:</text:span></text:span><text:span text:style-name="T1"> I2C-Datenleitung</text:span></text:p>
            </text:list-item>
          </text:list>
        </text:list-item>
      </text:list>
      <text:h text:style-name="P4" text:outline-level="5">Physische Eigenschaften</text:h>
      <text:list xml:id="list1586441886" text:style-name="L5">
        <text:list-item>
          <text:p text:style-name="P15"><text:span text:style-name="Strong_20_Emphasis"><text:span text:style-name="T1">Abmessungen:</text:span></text:span></text:p>
          <text:list>
            <text:list-item>
              <text:p text:style-name="P15"><text:span text:style-name="Strong_20_Emphasis"><text:span text:style-name="T1">Breite:</text:span></text:span><text:span text:style-name="T1"> Ca. 29 mm</text:span></text:p>
            </text:list-item>
            <text:list-item>
              <text:p text:style-name="P15"><text:span text:style-name="Strong_20_Emphasis"><text:span text:style-name="T1">Höhe:</text:span></text:span><text:span text:style-name="T1"> Ca. 29 mm</text:span></text:p>
            </text:list-item>
            <text:list-item>
              <text:p text:style-name="P15"><text:span text:style-name="Strong_20_Emphasis"><text:span text:style-name="T1">Dicke:</text:span></text:span><text:span text:style-name="T1"> Ca. 4 mm (ohne Anschlussstifte)</text:span></text:p>
            </text:list-item>
          </text:list>
        </text:list-item>
        <text:list-item>
          <text:p text:style-name="P15"><text:span text:style-name="Strong_20_Emphasis"><text:span text:style-name="T1">Gewicht:</text:span></text:span><text:span text:style-name="T1"> Leicht, typischerweise unter 5 g</text:span></text:p>
        </text:list-item>
        <text:list-item>
          <text:p text:style-name="P14"><text:span text:style-name="Strong_20_Emphasis"><text:span text:style-name="T1">Befestigung:</text:span></text:span><text:span text:style-name="T1"> Kann direkt auf das senseBox Gehäuse oder eine andere Oberfläche montiert werden</text:span></text:p>
        </text:list-item>
      </text:list>
      <text:h text:style-name="P3" text:outline-level="4"><text:soft-page-break/>Funktionen und Merkmale</text:h>
      <text:list xml:id="list1078016937" text:style-name="L6">
        <text:list-item>
          <text:p text:style-name="P17"><text:span text:style-name="Strong_20_Emphasis"><text:span text:style-name="T1">Hoher Kontrast:</text:span></text:span><text:span text:style-name="T1"> OLED-Technologie bietet einen hohen Kontrast und eine ausgezeichnete Sichtbarkeit auch bei hellem Umgebungslicht.</text:span></text:p>
        </text:list-item>
        <text:list-item>
          <text:p text:style-name="P17"><text:span text:style-name="Strong_20_Emphasis"><text:span text:style-name="T1">Schnelle Reaktionszeit:</text:span></text:span><text:span text:style-name="T1"> Sofortige Aktualisierung der Anzeige ohne Verzögerung.</text:span></text:p>
        </text:list-item>
        <text:list-item>
          <text:p text:style-name="P17"><text:span text:style-name="Strong_20_Emphasis"><text:span text:style-name="T1">Geringer Stromverbrauch:</text:span></text:span><text:span text:style-name="T1"> Effizienter Betrieb, ideal für batteriebetriebene Projekte.</text:span></text:p>
        </text:list-item>
        <text:list-item>
          <text:p text:style-name="P16"><text:span text:style-name="Strong_20_Emphasis"><text:span text:style-name="T1">Lange Lebensdauer:</text:span></text:span><text:span text:style-name="T1"> OLEDs haben eine lange Lebensdauer, besonders bei einfarbigen Anzeigen.</text:span></text:p>
        </text:list-item>
      </text:list>
      <text:h text:style-name="P3" text:outline-level="4">Anwendungsbereiche</text:h>
      <text:list xml:id="list561068917" text:style-name="L7">
        <text:list-item>
          <text:p text:style-name="P19"><text:span text:style-name="Strong_20_Emphasis"><text:span text:style-name="T1">Datenanzeige:</text:span></text:span><text:span text:style-name="T1"> Visualisierung von Sensordaten wie Temperatur, Luftfeuchtigkeit, Luftdruck, Uhrzeit, etc.</text:span></text:p>
        </text:list-item>
        <text:list-item>
          <text:p text:style-name="P19"><text:span text:style-name="Strong_20_Emphasis"><text:span text:style-name="T1">Umweltüberwachung:</text:span></text:span><text:span text:style-name="T1"> Echtzeit-Anzeige von Umweltdaten in Citizen Science Projekten und Bildungsprojekten.</text:span></text:p>
        </text:list-item>
        <text:list-item>
          <text:p text:style-name="P19"><text:span text:style-name="Strong_20_Emphasis"><text:span text:style-name="T1">Bildung:</text:span></text:span><text:span text:style-name="T1"> Nutzung in schulischen und universitären Projekten zur Demonstration der Anzeige von Daten und der Funktionsweise von OLED-Technologie.</text:span></text:p>
        </text:list-item>
        <text:list-item>
          <text:p text:style-name="P18"><text:span text:style-name="Strong_20_Emphasis"><text:span text:style-name="T1">IoT-Projekte:</text:span></text:span><text:span text:style-name="T1"> Lokale Anzeige von Daten und Statusinformationen in IoT-Setups.</text:span></text:p>
        </text:list-item>
      </text:list>
      <text:h text:style-name="P3" text:outline-level="4">Sicherheits- und Nutzungsrichtlinien</text:h>
      <text:list xml:id="list1297501038" text:style-name="L8">
        <text:list-item>
          <text:p text:style-name="P20"><text:span text:style-name="Strong_20_Emphasis"><text:span text:style-name="T1">Betriebssicherheit:</text:span></text:span></text:p>
          <text:list>
            <text:list-item>
              <text:p text:style-name="P24">Stellen Sie sicher, dass die Betriebsspannung korrekt ist, um das Display nicht zu beschädigen.</text:p>
            </text:list-item>
            <text:list-item>
              <text:p text:style-name="P24">Vermeiden Sie eine dauerhafte Anzeige statischer Bilder, um ein Einbrennen zu verhindern.</text:p>
            </text:list-item>
          </text:list>
        </text:list-item>
        <text:list-item>
          <text:p text:style-name="P20"><text:span text:style-name="Strong_20_Emphasis"><text:span text:style-name="T1">Handhabung:</text:span></text:span></text:p>
          <text:list>
            <text:list-item>
              <text:p text:style-name="P24">Gehen Sie vorsichtig mit dem Display um, um mechanische Beschädigungen zu vermeiden.</text:p>
            </text:list-item>
            <text:list-item>
              <text:p text:style-name="P25">Vermeiden Sie direkte Berührung der Displayoberfläche mit harten oder scharfen Gegenständen.</text:p>
            </text:list-item>
          </text:list>
        </text:list-item>
      </text:list>
      <text:h text:style-name="P3" text:outline-level="4">Verpackung und Lieferung</text:h>
      <text:list xml:id="list938340129" text:style-name="L9">
        <text:list-item>
          <text:p text:style-name="P22"><text:span text:style-name="Strong_20_Emphasis"><text:span text:style-name="T1">Lieferumfang:</text:span></text:span><text:span text:style-name="T1"> senseBox OLED Display Modul, Steckverbinder, Kurzanleitung</text:span></text:p>
        </text:list-item>
        <text:list-item>
          <text:p text:style-name="P21"><text:span text:style-name="Strong_20_Emphasis"><text:span text:style-name="T1">Verpackung:</text:span></text:span><text:span text:style-name="T1"> Antistatische Verpackung zum Schutz vor elektrostatischen Entladungen</text:span></text:p>
        </text:list-item>
      </text:list>
      <text:h text:style-name="P3" text:outline-level="4">Hinweise und Empfehlungen</text:h>
      <text:list xml:id="list66846336" text:style-name="L10">
        <text:list-item>
          <text:p text:style-name="P23"><text:span text:style-name="Strong_20_Emphasis"><text:span text:style-name="T1">Software-Integration:</text:span></text:span></text:p>
          <text:list>
            <text:list-item>
              <text:p text:style-name="P26">Unterstützt durch gängige Arduino-Bibliotheken, z.B. Adafruit SSD1306 oder U8g2, für einfache Programmierung und Steuerung.</text:p>
            </text:list-item>
            <text:list-item>
              <text:p text:style-name="P26">Zahlreiche Beispielcodes und Tutorials verfügbar, um den Einstieg zu erleichtern.</text:p>
            </text:list-item>
          </text:list>
        </text:list-item>
        <text:list-item>
          <text:p text:style-name="P23"><text:span text:style-name="Strong_20_Emphasis"><text:span text:style-name="T1">Nutzungsoptimierung:</text:span></text:span></text:p>
          <text:list>
            <text:list-item>
              <text:p text:style-name="P26">Dimmen Sie das Display oder schalten Sie es ab, wenn es nicht benötigt wird, um Strom zu sparen.</text:p>
            </text:list-item>
            <text:list-item>
              <text:p text:style-name="P27"><text:soft-page-break/>Aktualisieren Sie die Anzeige nur, wenn sich die angezeigten Informationen ändern, um die Lebensdauer zu verlängern.</text:p>
            </text:list-item>
          </text:list>
        </text:list-item>
      </text:list>
      <text:p text:style-name="P1"/>
      <text:p text:style-name="Text_20_body"><text:span text:style-name="Strong_20_Emphasis"><text:span text:style-name="T1">Hinweis:</text:span></text:span><text:span text:style-name="T1"> Dieses ausführliche Datenblatt bietet eine umfassende Übersicht über die technischen Spezifikationen, Funktionen und Anwendungsmöglichkeiten des senseBox OLED Display Moduls. Für spezifische Anwendungen und detaillierte technische 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1:46:46.592680137</meta:creation-date>
    <dc:date>2024-07-30T11:47:42.435516361</dc:date>
    <meta:editing-duration>PT57S</meta:editing-duration>
    <meta:editing-cycles>1</meta:editing-cycles>
    <meta:document-statistic meta:table-count="0" meta:image-count="0" meta:object-count="0" meta:page-count="3" meta:paragraph-count="61" meta:word-count="500" meta:character-count="3924" meta:non-whitespace-character-count="3532"/>
    <meta:generator>LibreOffice/7.3.7.2$Linux_X86_64 LibreOffice_project/30$Build-2</meta:generator>
  </office:meta>
</office:document-meta>
</file>